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9e7ab" officeooo:paragraph-rsid="0005b6a2"/>
    </style:style>
    <style:style style:name="P7" style:family="paragraph" style:parent-style-name="Text_20_body" style:list-style-name="L1">
      <style:text-properties officeooo:rsid="0009e7ab" officeooo:paragraph-rsid="0009e7ab"/>
    </style:style>
    <style:style style:name="P8" style:family="paragraph" style:parent-style-name="Text_20_body" style:list-style-name="L2">
      <style:text-properties officeooo:rsid="0009e7ab" officeooo:paragraph-rsid="0009e7ab"/>
    </style:style>
    <style:style style:name="P9" style:family="paragraph" style:parent-style-name="Text_20_body" style:list-style-name="L3">
      <style:text-properties officeooo:rsid="0009e7ab" officeooo:paragraph-rsid="000794b0"/>
    </style:style>
    <style:style style:name="P10" style:family="paragraph" style:parent-style-name="Text_20_body" style:list-style-name="L4">
      <style:text-properties officeooo:rsid="0009e7ab" officeooo:paragraph-rsid="0009e7ab"/>
    </style:style>
    <style:style style:name="P11" style:family="paragraph" style:parent-style-name="Text_20_body" style:list-style-name="L3">
      <style:text-properties officeooo:rsid="000794b0" officeooo:paragraph-rsid="000794b0"/>
    </style:style>
    <style:style style:name="P12" style:family="paragraph" style:parent-style-name="Text_20_body" style:list-style-name="L5">
      <style:text-properties officeooo:rsid="000794b0" officeooo:paragraph-rsid="000794b0"/>
    </style:style>
    <style:style style:name="P13" style:family="paragraph" style:parent-style-name="Text_20_body" style:list-style-name="L4">
      <style:text-properties officeooo:rsid="000a8dda" officeooo:paragraph-rsid="000a8dda"/>
    </style:style>
    <style:style style:name="P14" style:family="paragraph" style:parent-style-name="Text_20_body" style:list-style-name="L5">
      <style:text-properties officeooo:rsid="000a8dda" officeooo:paragraph-rsid="000a8dda"/>
    </style:style>
    <style:style style:name="T1" style:family="text">
      <style:text-properties officeooo:rsid="00085123"/>
    </style:style>
    <style:style style:name="T2" style:family="text">
      <style:text-properties officeooo:rsid="00086a7c"/>
    </style:style>
    <style:style style:name="T3" style:family="text">
      <style:text-properties officeooo:rsid="0009e7ab"/>
    </style:style>
    <style:style style:name="T4" style:family="text">
      <style:text-properties officeooo:rsid="000a8dda"/>
    </style:style>
    <style:style style:name="T5" style:family="text">
      <style:text-properties officeooo:rsid="000b4c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3">Weekly report</text:span> 1</text:h>
      <text:p text:style-name="P3"><text:span text:style-name="T3">Total working hours -</text:span> 1<text:span text:style-name="T2">2</text:span>.</text:p>
      <text:p text:style-name="P1"><text:span text:style-name="T3">Tasks completed</text:span>:</text:p>
      <text:list xml:id="list3238461710436293143" text:style-name="L1">
        <text:list-item>
          <text:p text:style-name="P6">Research: Wikipedia, the standard, publicly available implementations.</text:p>
        </text:list-item>
        <text:list-item>
          <text:p text:style-name="P7">Defined the programming task. Negotiated that with the teacher.</text:p>
        </text:list-item>
        <text:list-item>
          <text:p text:style-name="P7">Kick-off meeting.</text:p>
        </text:list-item>
        <text:list-item>
          <text:p text:style-name="P7">Initialized the Git repository to GitHub – rrrkkk/TiraLabra</text:p>
        </text:list-item>
        <text:list-item>
          <text:p text:style-name="P7">Slapped together CUnit tool chain with gradle.</text:p>
        </text:list-item>
        <text:list-item>
          <text:p text:style-name="P7">Started the description document – <text:span text:style-name="T5">Description.pdf</text:span>.</text:p>
        </text:list-item>
        <text:list-item>
          <text:p text:style-name="P7">Initialized the labtool.</text:p>
        </text:list-item>
      </text:list>
      <text:p text:style-name="P4">Progress on the software:</text:p>
      <text:list xml:id="list5705874968472647741" text:style-name="L2">
        <text:list-item>
          <text:p text:style-name="P8">No progress (definition in process)</text:p>
        </text:list-item>
      </text:list>
      <text:p text:style-name="P4">Learned:</text:p>
      <text:list xml:id="list739490311733581187" text:style-name="L3">
        <text:list-item>
          <text:p text:style-name="P11">GitHub, <text:span text:style-name="T2">gradle, CUnit</text:span> <text:span text:style-name="T3">usage</text:span></text:p>
        </text:list-item>
        <text:list-item>
          <text:p text:style-name="P9">How to create bibliography references in the LibreOffice.</text:p>
        </text:list-item>
      </text:list>
      <text:p text:style-name="P2"><text:span text:style-name="T3">Unclear / problems</text:span>:</text:p>
      <text:list xml:id="list4481823172227002755" text:style-name="L4">
        <text:list-item>
          <text:p text:style-name="P10">Performance – how to define space efficiency? <text:span text:style-name="T4">"Constant space"?</text:span></text:p>
        </text:list-item>
        <text:list-item>
          <text:p text:style-name="P13">Performance – how to define time efficiency? O(N)? X Mbps?</text:p>
        </text:list-item>
      </text:list>
      <text:p text:style-name="P2"><text:span text:style-name="T4">Next</text:span>:</text:p>
      <text:list xml:id="list5199033182564507163" text:style-name="L5">
        <text:list-item>
          <text:p text:style-name="P12"><text:span text:style-name="T4">Finish environment and the tool chain</text:span> (<text:span text:style-name="T1">CUnit, gradle</text:span>)</text:p>
        </text:list-item>
        <text:list-item>
          <text:p text:style-name="P14">Start with the <text:span text:style-name="T5">key schedule func</text:span>tions and testing thereo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16T09:15:56.516835000</dc:date>
    <dc:creator>Riku Kalinen</dc:creator>
    <meta:editing-duration>PT1H27M20S</meta:editing-duration>
    <meta:editing-cycles>8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1" meta:word-count="124" meta:character-count="807" meta:non-whitespace-character-count="714"/>
  </office:meta>
</office:document-meta>
</file>